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3.466in" table:align="left"/>
    </style:style>
    <style:style style:name="Table2.A" style:family="table-column">
      <style:table-column-properties style:column-width="1.6854in"/>
    </style:style>
    <style:style style:name="Table2.B" style:family="table-column">
      <style:table-column-properties style:column-width="1.780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9" style:family="table-row">
      <style:table-row-properties style:min-row-height="0.4389in"/>
    </style:style>
    <style:style style:name="Table1" style:family="table">
      <style:table-properties style:width="6.925in" table:align="margins"/>
    </style:style>
    <style:style style:name="Table1.A" style:family="table-column">
      <style:table-column-properties style:column-width="2.3083in" style:rel-column-width="21844*"/>
    </style:style>
    <style:style style:name="Table1.B" style:family="table-column">
      <style:table-column-properties style:column-width="2.3083in" style:rel-column-width="21846*"/>
    </style:style>
    <style:style style:name="Table1.C"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none" fo:font-weight="bold" style:font-style-asian="normal" style:font-weight-asian="bold" style:font-style-complex="normal" style:font-weight-complex="bold"/>
    </style:style>
    <style:style style:name="P7" style:family="paragraph" style:parent-style-name="Standard">
      <style:paragraph-properties fo:break-before="pag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8" style:family="paragraph" style:parent-style-name="Standard">
      <style:paragraph-properties fo:break-before="pag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break-before="page"/>
      <style:text-properties fo:font-style="normal" style:text-underline-style="none" fo:font-weight="bold" style:font-style-asian="normal" style:font-weight-asian="bold" style:font-style-complex="normal" style:font-weight-complex="bold"/>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Standard">
      <style:text-properties fo:font-style="normal" style:text-underline-style="none" fo:font-weight="normal" style:font-style-asian="normal" style:font-weight-asian="normal" style:font-style-complex="normal" style:font-weight-complex="normal"/>
    </style:style>
    <style:style style:name="P13"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none" style:font-style-asian="normal" style:font-style-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roic Fighter:</text:p>
      <text:p text:style-name="P4"/>
      <table:table table:name="Table2" table:style-name="Table2">
        <table:table-column table:style-name="Table2.A"/>
        <table:table-column table:style-name="Table2.B"/>
        <table:table-row>
          <table:table-cell table:style-name="Table2.A1" office:value-type="string">
            <text:p text:style-name="P11">Class Traits</text:p>
          </table:table-cell>
          <table:table-cell table:style-name="Table2.B1" office:value-type="string">
            <text:p text:style-name="Table_20_Contents"/>
          </table:table-cell>
        </table:table-row>
        <table:table-row>
          <table:table-cell table:style-name="Table2.A2" office:value-type="string">
            <text:p text:style-name="Table_20_Contents">Power Source</text:p>
          </table:table-cell>
          <table:table-cell table:style-name="Table2.B2" office:value-type="string">
            <text:p text:style-name="Table_20_Contents">Martial</text:p>
          </table:table-cell>
        </table:table-row>
        <table:table-row>
          <table:table-cell table:style-name="Table2.A2" office:value-type="string">
            <text:p text:style-name="Table_20_Contents">Role</text:p>
          </table:table-cell>
          <table:table-cell table:style-name="Table2.B2" office:value-type="string">
            <text:p text:style-name="Table_20_Contents">Defender, Striker, Leader</text:p>
          </table:table-cell>
        </table:table-row>
        <table:table-row>
          <table:table-cell table:style-name="Table2.A2" office:value-type="string">
            <text:p text:style-name="Table_20_Contents">Ability Bonus</text:p>
          </table:table-cell>
          <table:table-cell table:style-name="Table2.B2" office:value-type="string">
            <text:p text:style-name="Table_20_Contents">+1 Str, Con, or Cha</text:p>
          </table:table-cell>
        </table:table-row>
        <table:table-row>
          <table:table-cell table:style-name="Table2.A2" office:value-type="string">
            <text:p text:style-name="Table_20_Contents">Hit Points</text:p>
          </table:table-cell>
          <table:table-cell table:style-name="Table2.B2" office:value-type="string">
            <text:p text:style-name="Table_20_Contents">Con score +D10(5) at level 1; +D10(5) each level after.</text:p>
          </table:table-cell>
        </table:table-row>
        <table:table-row>
          <table:table-cell table:style-name="Table2.A2" office:value-type="string">
            <text:p text:style-name="Table_20_Contents">Defense Bonus</text:p>
          </table:table-cell>
          <table:table-cell table:style-name="Table2.B2" office:value-type="string">
            <text:p text:style-name="Table_20_Contents">+2 Fortitude</text:p>
          </table:table-cell>
        </table:table-row>
        <table:table-row>
          <table:table-cell table:style-name="Table2.A2" office:value-type="string">
            <text:p text:style-name="Table_20_Contents">Healing Surges</text:p>
          </table:table-cell>
          <table:table-cell table:style-name="Table2.B2" office:value-type="string">
            <text:p text:style-name="Table_20_Contents">Con mod. surges +4</text:p>
          </table:table-cell>
        </table:table-row>
        <table:table-row>
          <table:table-cell table:style-name="Table2.A2" office:value-type="string">
            <text:p text:style-name="Table_20_Contents">Armor Proficiencies</text:p>
          </table:table-cell>
          <table:table-cell table:style-name="Table2.B2" office:value-type="string">
            <text:p text:style-name="Table_20_Contents">Cloth, leather, hide, chain, scale, shields</text:p>
          </table:table-cell>
        </table:table-row>
        <table:table-row table:style-name="Table2.9">
          <table:table-cell table:style-name="Table2.A2" office:value-type="string">
            <text:p text:style-name="Table_20_Contents">Weapon Proficiencies</text:p>
          </table:table-cell>
          <table:table-cell table:style-name="Table2.B2" office:value-type="string">
            <text:p text:style-name="Table_20_Contents">All simple and martial weapons.</text:p>
          </table:table-cell>
        </table:table-row>
        <table:table-row table:style-name="Table2.9">
          <table:table-cell table:style-name="Table2.A2" office:value-type="string">
            <text:p text:style-name="Table_20_Contents">Class Skills</text:p>
          </table:table-cell>
          <table:table-cell table:style-name="Table2.B2" office:value-type="string">
            <text:p text:style-name="Table_20_Contents">Athletics, choice of Endurance or Intimidate.</text:p>
          </table:table-cell>
        </table:table-row>
      </table:table>
      <text:p text:style-name="P4"/>
      <table:table table:name="Table1" table:style-name="Table1">
        <table:table-column table:style-name="Table1.A"/>
        <table:table-column table:style-name="Table1.B"/>
        <table:table-column table:style-name="Table1.C"/>
        <table:table-row>
          <table:table-cell table:style-name="Table1.A1" office:value-type="string">
            <text:p text:style-name="P10">Level</text:p>
          </table:table-cell>
          <table:table-cell table:style-name="Table1.A1" office:value-type="string">
            <text:p text:style-name="P10">Class Features</text:p>
          </table:table-cell>
          <table:table-cell table:style-name="Table1.C1" office:value-type="string">
            <text:p text:style-name="P10">New Ability</text:p>
          </table:table-cell>
        </table:table-row>
        <table:table-row>
          <table:table-cell table:style-name="Table1.A2" office:value-type="float" office:value="1">
            <text:p text:style-name="P10">1</text:p>
          </table:table-cell>
          <table:table-cell table:style-name="Table1.B2" office:value-type="string">
            <text:p text:style-name="Table_20_Contents">Combat Superiority, Destroyer, Fighter's Heart, Fighter Stances, +1 Feat</text:p>
          </table:table-cell>
          <table:table-cell table:style-name="Table1.C2" office:value-type="string">
            <text:p text:style-name="Table_20_Contents">Fighter Maneuver and +1 Stamina</text:p>
          </table:table-cell>
        </table:table-row>
        <table:table-row>
          <table:table-cell table:style-name="Table1.A2" office:value-type="float" office:value="2">
            <text:p text:style-name="P10">2</text:p>
          </table:table-cell>
          <table:table-cell table:style-name="Table1.B2" office:value-type="string">
            <text:p text:style-name="Table_20_Contents">+1 Feat</text:p>
          </table:table-cell>
          <table:table-cell table:style-name="Table1.C2" office:value-type="string">
            <text:p text:style-name="Table_20_Contents">Fighter Maneuver and +1 Stamina</text:p>
          </table:table-cell>
        </table:table-row>
        <table:table-row>
          <table:table-cell table:style-name="Table1.A2" office:value-type="float" office:value="3">
            <text:p text:style-name="P10">3</text:p>
          </table:table-cell>
          <table:table-cell table:style-name="Table1.B2" office:value-type="string">
            <text:p text:style-name="Table_20_Contents"/>
          </table:table-cell>
          <table:table-cell table:style-name="Table1.C2" office:value-type="string">
            <text:p text:style-name="Table_20_Contents">Fighter Maneuver and +1 Stamina</text:p>
          </table:table-cell>
        </table:table-row>
        <table:table-row>
          <table:table-cell table:style-name="Table1.A2" office:value-type="float" office:value="4">
            <text:p text:style-name="P10">4</text:p>
          </table:table-cell>
          <table:table-cell table:style-name="Table1.B2" office:value-type="string">
            <text:p text:style-name="Table_20_Contents">Weapon Specialization, Ability score boost, +1 Feat</text:p>
          </table:table-cell>
          <table:table-cell table:style-name="Table1.C2" office:value-type="string">
            <text:p text:style-name="Table_20_Contents">Fighter Maneuver and +1 Stamina</text:p>
          </table:table-cell>
        </table:table-row>
        <table:table-row>
          <table:table-cell table:style-name="Table1.A2" office:value-type="float" office:value="5">
            <text:p text:style-name="P10">5</text:p>
          </table:table-cell>
          <table:table-cell table:style-name="Table1.B2" office:value-type="string">
            <text:p text:style-name="Table_20_Contents">Bonus Stance</text:p>
          </table:table-cell>
          <table:table-cell table:style-name="Table1.C2" office:value-type="string">
            <text:p text:style-name="Table_20_Contents">Fighter Maneuver and +1 Stamina</text:p>
          </table:table-cell>
        </table:table-row>
        <table:table-row>
          <table:table-cell table:style-name="Table1.A2" office:value-type="float" office:value="6">
            <text:p text:style-name="P10">6</text:p>
          </table:table-cell>
          <table:table-cell table:style-name="Table1.B2" office:value-type="string">
            <text:p text:style-name="Table_20_Contents">+1 Feat</text:p>
          </table:table-cell>
          <table:table-cell table:style-name="Table1.C2" office:value-type="string">
            <text:p text:style-name="Table_20_Contents">Fighter Maneuver and +1 Stamina</text:p>
          </table:table-cell>
        </table:table-row>
        <table:table-row>
          <table:table-cell table:style-name="Table1.A2" office:value-type="float" office:value="7">
            <text:p text:style-name="P10">7</text:p>
          </table:table-cell>
          <table:table-cell table:style-name="Table1.B2" office:value-type="string">
            <text:p text:style-name="Table_20_Contents">Weapon Mastery</text:p>
          </table:table-cell>
          <table:table-cell table:style-name="Table1.C2" office:value-type="string">
            <text:p text:style-name="Table_20_Contents">Fighter Maneuver and +1 Stamina,</text:p>
          </table:table-cell>
        </table:table-row>
        <table:table-row>
          <table:table-cell table:style-name="Table1.A2" office:value-type="float" office:value="8">
            <text:p text:style-name="P10">8</text:p>
          </table:table-cell>
          <table:table-cell table:style-name="Table1.B2" office:value-type="string">
            <text:p text:style-name="Table_20_Contents"><text:s/>Ability score boost, +1 Feat</text:p>
          </table:table-cell>
          <table:table-cell table:style-name="Table1.C2" office:value-type="string">
            <text:p text:style-name="Table_20_Contents">Fighter Maneuver and +1 Stamina,</text:p>
          </table:table-cell>
        </table:table-row>
        <table:table-row>
          <table:table-cell table:style-name="Table1.A2" office:value-type="float" office:value="9">
            <text:p text:style-name="P10">9</text:p>
          </table:table-cell>
          <table:table-cell table:style-name="Table1.B2" office:value-type="string">
            <text:p text:style-name="Table_20_Contents">Inexorable warrior</text:p>
          </table:table-cell>
          <table:table-cell table:style-name="Table1.C2" office:value-type="string">
            <text:p text:style-name="Table_20_Contents">Fighter Maneuver and +1 Stamina,</text:p>
          </table:table-cell>
        </table:table-row>
        <table:table-row>
          <table:table-cell table:style-name="Table1.A2" office:value-type="float" office:value="10">
            <text:p text:style-name="P10">10</text:p>
          </table:table-cell>
          <table:table-cell table:style-name="Table1.B2" office:value-type="string">
            <text:p text:style-name="Table_20_Contents">+1 Feat</text:p>
          </table:table-cell>
          <table:table-cell table:style-name="Table1.C2" office:value-type="string">
            <text:p text:style-name="Table_20_Contents">Fighter Maneuver and +1 Stamina</text:p>
          </table:table-cell>
        </table:table-row>
      </table:table>
      <text:p text:style-name="P1"><text:soft-page-break/>Class Features:</text:p>
      <text:p text:style-name="P4"/>
      <text:p text:style-name="P1"><text:span text:style-name="T1">Combat Superiority: </text:span><text:span text:style-name="T2">All fighters are adept at the ways of combat, and are able to better take advantage of quickly shifting situations. As such, they may add their wisdom modifier (if positive) to any opportunity attacks they make. In addition, any enemy hit by a fighter's opportunity attack stops moving.</text:span></text:p>
      <text:p text:style-name="P4"/>
      <text:p text:style-name="P1"><text:span text:style-name="T1">Destroyer: </text:span><text:span text:style-name="T2">Adept at destroying objects, all fighters gain advantage on checks to destroy inanimate objects.</text:span></text:p>
      <text:p text:style-name="P4"/>
      <text:p text:style-name="P1"><text:span text:style-name="T1">Fighter's Heart: </text:span><text:span text:style-name="T2">All fighters are fueled by the passion in their hearts, and will be drawn to a style of combat that reflects their inner selves. At level 1, each fighter chooses one of the following options and gains the corresponding benefits:</text:span></text:p>
      <text:p text:style-name="P4"/>
      <text:p text:style-name="P1"><text:span text:style-name="T2"><text:tab/></text:span><text:span text:style-name="T3">Heart of the Protector</text:span><text:span text:style-name="T1"> – </text:span><text:span text:style-name="T2">The fighter has focused their training and strengths on defending their allies from harm. This gives them </text:span><text:span text:style-name="T3">Defender's Aura</text:span><text:span text:style-name="T2">. In addition, any time an enemy within their defender's aura makes an attack that does not target the fighter or attempts to shift, the fighter may make an opportunity attack against that enemy.</text:span></text:p>
      <text:p text:style-name="P4"><text:tab/>Due to their training with weapons, the fighter also gains a +1 bonus to hit with all weapons and any attack made with shields.</text:p>
      <text:p text:style-name="P4"/>
      <text:p text:style-name="P1"><text:span text:style-name="T2"><text:tab/></text:span><text:span text:style-name="T3">Heart of the Slayer </text:span><text:span text:style-name="T1">– </text:span><text:span text:style-name="T2">The fighter has focused their training and strengths on bringing down their opponents and slaying the mightiest of beasts. As a result, the fighter gains a bonus to all damage rolls equal to either their Dexterity Modifier (if using Heavy Blades, Light Blades, Spears, or ranged weapons) or their Constitution modifier (if using Axes, Flails, Hammers, or Picks).</text:span></text:p>
      <text:p text:style-name="P4"><text:tab/>Due to their training with weapons, the fighter also gains a +1 bonus to hit with all weapons, and may draw or sheathe a weapon as a swift action.</text:p>
      <text:p text:style-name="P4"/>
      <text:p text:style-name="P1"><text:span text:style-name="T2"><text:tab/></text:span><text:span text:style-name="T3">Heart of the Warlord</text:span><text:span text:style-name="T1"> – </text:span><text:span text:style-name="T2">The fighter as focused their training and strength on commanding their allies and reading the movements of enemies, being an intelligent and inspiring presence on the battlefield. The fighter gains the use of </text:span><text:span text:style-name="T3">Inspiring Word</text:span><text:span text:style-name="T2"> twice per encounter. They also gain </text:span><text:span text:style-name="T3">Warlord's Presence</text:span><text:span text:style-name="T4">: whenever you grant an ally an action, that ally may either gain a bonus to their next attack roll equal to your Int modifier, or may gain temporary HP equal to your Cha modifier.</text:span></text:p>
      <text:p text:style-name="P5"><text:tab/>Due to their knowledge of tactics and the flow of combat, the while conscious the fighter grants themselves and all allies who can see or hear them within 50' a +2 bonus to initiative. In addition, the fighter may choose History instead of Endurance in their options for class skills.</text:p>
      <text:p text:style-name="P5"/>
      <text:p text:style-name="P1"><text:span text:style-name="T5">Fighter Maneuvers and Stamina: </text:span><text:span text:style-name="T4">Fighters are strong and trained combatants. As such, they learn a series of powerful maneuvers they can pull off in a fight. Every time a fighter gains a maneuver, choose one from the Fighter Maneuver list. Using maneuvers is not easy, however, and the fighter must expend greater effort to use them than when using normal attacks. As such, a fighter must spend 1 stamina each time they use a maneuver. When a fighter is out of stamina, they can no longer use any maneuvers, though may attack normally otherwise. If a fighter takes a short rest, they regain all spent stamina.</text:span></text:p>
      <text:p text:style-name="P5"/>
      <text:p text:style-name="P1"><text:span text:style-name="T5">Fighter Stances: </text:span><text:span text:style-name="T4">Being skilled and trained combatants, fighters have learned a number of different fighting styles that can be used in combat. These are represented with different stances that the fighter and enter at-will. At level 1, a fighter knows two of these stances. At level 5, they gain an additional stance.</text:span></text:p>
      <text:p text:style-name="P5"/>
      <text:p text:style-name="P5"><text:soft-page-break/></text:p>
      <text:p text:style-name="P1"><text:span text:style-name="T5">Weapon Specialization: </text:span><text:span text:style-name="T4">The fighter has become fairly skilled at the use of their chosen weapon. At level 4, choose a weapon group. The fighter gains a +2 to damage with attacks made with that weapon group. Alternatively, the fighter may instead grant allies +2 damage on any attack granted by the fighter.</text:span></text:p>
      <text:p text:style-name="P5"/>
      <text:p text:style-name="P1"><text:span text:style-name="T5">Weapon Mastery: </text:span><text:span text:style-name="T4">At level 7, the fighter has become extremely skilled with a specific type of weapon:</text:span></text:p>
      <text:p text:style-name="P5"><text:tab/></text:p>
      <text:p text:style-name="P1"><text:span text:style-name="T4"><text:tab/></text:span><text:span text:style-name="T3">Bladed Step</text:span><text:span text:style-name="T5"> –</text:span><text:span text:style-name="T4"> You have learned to fight on two sides at once, so your enemies never know where your next attack might come from. If you hit with any attack that used stamina while wielding a heavy blade, a light blade, or a spear, you can immediately shift 5' as long as you stay adjacent to the target, and you gain combat advantage against that target until the end of your next turn.</text:span></text:p>
      <text:p text:style-name="P5"/>
      <text:p text:style-name="P1"><text:span text:style-name="T4"><text:tab/></text:span><text:span text:style-name="T3">Staggering Blow</text:span><text:span text:style-name="T5"> – </text:span><text:span text:style-name="T4">The weapon masters of your order have shown you how to alternate battlefield control with furious attacks. You can now combine both tactics to unleash a devastating strike that sends your foe stumbling. <text:s/>If you hit with any attack that used stamina while wielding an axe, a flail, a hammer, or a pick, the target is immobilized <text:s/>and you gain combat advantage against the target until the end of your next turn.</text:span></text:p>
      <text:p text:style-name="P5"/>
      <text:p text:style-name="P1"><text:span text:style-name="T4"><text:tab/></text:span><text:span text:style-name="T3">Brutal Attack</text:span><text:span text:style-name="T5"> –</text:span><text:span text:style-name="T4"> Few foes are tenacious enough to face you in combat. Against them, you have developed a suitable skill – a brutal overhand strike that knocks a creature to the ground and leaves it at your mercy. <text:s/>If you hit with any attack that used stamina while wielding a two handed axe, hammer, or flail, you may knock the target prone.</text:span></text:p>
      <text:p text:style-name="P5"/>
      <text:p text:style-name="P1"><text:span text:style-name="T4"><text:tab/></text:span><text:span text:style-name="T3">Sweeping Sword</text:span><text:span text:style-name="T5"> –</text:span><text:span text:style-name="T4"> As a dominant melee combatant, you are a natural target for attacks by packs of lesser foes. To fight them, you have mastered a sweeping attack that lets you shrug off a number of enemies at once. <text:s/>If you hit with any attack that used stamina while wielding a two handed heavy blade or spear, you can slide all enemies adjacent to you back 5'.</text:span></text:p>
      <text:p text:style-name="P5"/>
      <text:p text:style-name="P1"><text:span text:style-name="T4"><text:tab/></text:span><text:span text:style-name="T3">Sure target</text:span><text:span text:style-name="T5"> – </text:span><text:span text:style-name="T4">As you have honed your archery skills, you know how to make sure that your strongest attacks aren't lost by the clutter and chaos of the battlefield. Your attacks with ranged or thrown weapons that use stamina ignore all forms of partial cover.</text:span></text:p>
      <text:p text:style-name="P5"><text:tab/></text:p>
      <text:p text:style-name="P1"><text:span text:style-name="T4"><text:tab/></text:span><text:span text:style-name="T3">Quick Command</text:span><text:span text:style-name="T4"> – You have grown accustomed to the ebb and flow of battle and can now shout out commands lighting fast, giving your allies more time to take advantage of openings. Any time you spend stamina to grant an ally an action, that ally may shift 5' before taking the action.</text:span></text:p>
      <text:p text:style-name="P5"/>
      <text:p text:style-name="P1"><text:span text:style-name="T5">Inexorable Warrior:</text:span><text:span text:style-name="T4"><text:tab/> With training and raw hardiness, the fighter is hard to slow down or keep injured. At level 9, the fighter now gains a +1 to all saving throws.</text:span></text:p>
      <text:p text:style-name="P8">Heroic Fighter Stances and Maneuvers</text:p>
      <text:p text:style-name="P5"/>
      <text:p text:style-name="P1"><text:span text:style-name="T5">Stances:</text:span><text:span text:style-name="T4"><text:tab/>You may enter, swap, or end stances as a swift action. Benefits from being in a stance apply as long as you are in that stance, and you may only be in one stance at a time.</text:span></text:p>
      <text:p text:style-name="P5"/>
      <text:p text:style-name="P2"><text:span text:style-name="T2">Battle Wrath</text:span><text:span text:style-name="T4">: You channel your anger into each strike, dealing devastating damage to foes. In this stance, you gain a +2 power bonus to damage rolls with weapon attacks.</text:span></text:p>
      <text:p text:style-name="P5"/>
      <text:p text:style-name="P2"><text:span text:style-name="T2">Berserker's Charge</text:span><text:span text:style-name="T4">: You channel your combat fury to run down foes. In this stance, your speed while charging is increased by 10' and you gain an additional +2 bonus to attack rolls while charging.</text:span></text:p>
      <text:p text:style-name="P5"/>
      <text:p text:style-name="P2"><text:span text:style-name="T2">Cleaving Assault:</text:span><text:span text:style-name="T4"> Your wide, sweeping attacks carry through and let you lash out at another foe. In this stance, whenever you hit an enemy with a melee weapon attack, you may attempt to cleave into another adjacent enemy. If your attack roll would also hit the second target, that creature take damage equal to your Con modifier.</text:span></text:p>
      <text:p text:style-name="P5"/>
      <text:p text:style-name="P2"><text:span text:style-name="T2">Commander's Strike:</text:span><text:span text:style-name="T4"> When you see an opening against an enemy, you shout a quick command to an ally. While in this stance, as a standard action you may choose an ally within 25' who can see or hear you. That ally makes a basic attack against one enemy adjacent to them.</text:span></text:p>
      <text:p text:style-name="P5"/>
      <text:p text:style-name="P2"><text:span text:style-name="T2">Defend the Line:</text:span><text:span text:style-name="T4"> Your attack staggers a foe, hindering its attempts to flee. In this stance, whenever you hit an enemy with a weapon attack, that enemy is slowed until the end of your next turn.</text:span></text:p>
      <text:p text:style-name="P5"/>
      <text:p text:style-name="P2"><text:span text:style-name="T2">Duelist's Assault: </text:span><text:span text:style-name="T4">You focus your attention on a lone enemy, tearing into it with deadly force. In this stance, you gain a +4 bonus to damage rolls against a target that has no creatures adjacent to it other than you.</text:span></text:p>
      <text:p text:style-name="P5"/>
      <text:p text:style-name="P2"><text:span text:style-name="T2">Hammer Hands:</text:span><text:span text:style-name="T4"> You throw your weight into each attack, striking with such force that you drive your enemy before your. In this stance, whenever you hit an enemy within one size category of you with a melee weapon attack, you may push that enemy 5' as a free action and then shift directly next to it.</text:span></text:p>
      <text:p text:style-name="P5"/>
      <text:p text:style-name="P2"><text:span text:style-name="T2">Measured Cut:</text:span><text:span text:style-name="T4"> Each carefully timed strike lets you slip through your foes without fear of reprisal. In this stance, whenever you hit an enemy with a weapon attack you can shift 5' as a free action.</text:span></text:p>
      <text:p text:style-name="P5"/>
      <text:p text:style-name="P2"><text:span text:style-name="T2">Mobile Blade:</text:span><text:span text:style-name="T4"><text:tab/>The force of your weapon attack lets you spring away from your foe. In this stance, whenever you hit an enemy with a weapon attack, you may move a number of squares equal to your Dex modifier as a free action.</text:span></text:p>
      <text:p text:style-name="P5"/>
      <text:p text:style-name="P2"><text:span text:style-name="T2">Poised Assault:</text:span><text:span text:style-name="T4"> You settle into an offensive stance, your poise and focus making every strike count. In this stance, you gain a +1 bonus to weapon attack rolls.</text:span></text:p>
      <text:p text:style-name="P5"/>
      <text:p text:style-name="P2"><text:span text:style-name="T2">Unfettered Fury:</text:span><text:span text:style-name="T4"> You embrace your inner fury, hitting fast and hard to move through your foes. In this stance, you take a -2 penalty to attack rolls, but deal an additional +4 damage.</text:span></text:p>
      <text:p text:style-name="P7"><text:span text:style-name="T5">Heroic Maneuvers:</text:span><text:span text:style-name="T4"><text:tab/>Once during your turn, you may spend 1 stamina to use a maneuver.</text:span></text:p>
      <text:p text:style-name="P5"/>
      <text:p text:style-name="P2"><text:span text:style-name="T4"><text:tab/></text:span><text:span text:style-name="T5">Offensive Maneuvers</text:span></text:p>
      <text:p text:style-name="P6"/>
      <text:p text:style-name="P3"><text:span text:style-name="T1">Dazing Strike: </text:span><text:span text:style-name="T5">With a sound, ringing blow, you knock the senses out of your opponent. You make a melee weapon attack that deals and additional D6 damage and dazes the target on a hit.</text:span></text:p>
      <text:p text:style-name="P5"/>
      <text:p text:style-name="P3"><text:span text:style-name="T1">Hammer and Anvil:</text:span><text:span text:style-name="T5"> You land a ringing blow on an enemy, inspiring an ally to take advantage of your opening to do the same. Make a melee weapon attack against the target. If it hits, an ally adjacent to the target may make a melee attack as an opportunity action with a bonus to damage equal to your Cha modifier.</text:span></text:p>
      <text:p text:style-name="P5"/>
      <text:p text:style-name="P3"><text:span text:style-name="T1">Iron Bulwark:</text:span><text:span text:style-name="T5"> You focus on defense and combine stronger parries with your attacks. You make a weapon attack that deals an additional D6 damage and you gain a +1 bonus to Reflex until the end of your next turn.</text:span></text:p>
      <text:p text:style-name="P6"/>
      <text:p text:style-name="P2"><text:span text:style-name="T2">Power Strike:</text:span><text:span text:style-name="T4"> You push yourself beyond your normal limits, unleashing your full wrath against a foe. You make a weapon attack and deal an extra [W] damage. This bonus damage increases to 2[W] at level 17 and to 3[W] at level 23.</text:span></text:p>
      <text:p text:style-name="P5"/>
      <text:p text:style-name="P2"><text:span text:style-name="T2">Precise Strike:</text:span><text:span text:style-name="T4"> You expend focus and effort to make a single, highly accurate attack when you need it most. You make a weapon attack with a +4 bonus to hit.</text:span></text:p>
      <text:p text:style-name="P5"/>
      <text:p text:style-name="P2"><text:span text:style-name="T2">Rain of Blows:</text:span><text:span text:style-name="T4"> You move with a burst of speed and strength, you lash out twice in quick succession. You make two weapon attacks.</text:span></text:p>
      <text:p text:style-name="P5"/>
      <text:p text:style-name="P2"><text:span text:style-name="T2">Reckless Strike:</text:span><text:span text:style-name="T4"> You trade precision for power. Make a weapon attack with a -2 penalty to hit, but deals an additional 2[W] damage.</text:span></text:p>
      <text:p text:style-name="P5"/>
      <text:p text:style-name="P2"><text:span text:style-name="T2">Shield Bash:</text:span><text:span text:style-name="T4"> You make a quick and sudden strike with your shield, knocking your opponent backwards. As a swift action you may make a melee attack using your shield. This attack deals D6 damage and if you hit an enemy within one size category of you, you may push it 5' and shift directly next to it.</text:span></text:p>
      <text:p text:style-name="P5"/>
      <text:p text:style-name="P2"><text:span text:style-name="T2">Spinning Sweep:</text:span><text:span text:style-name="T4"> You spin beneath your enemy's guard, you make a long, powerful cut and then sweep them off their feet. You make a weapon attack which will knock the target prone on a hit.</text:span></text:p>
      <text:p text:style-name="P5"/>
      <text:p text:style-name="P2"><text:span text:style-name="T2">Warlord's Favor:</text:span><text:span text:style-name="T4"> With a calculated blow, you leave your adversary exposed to an imminent attack from one of your allies. Make a melee attack against an enemy. If it hits, one ally who can see you gains a +2 bonus to attack rolls against the target until the end of your next turn.</text:span></text:p>
      <text:p text:style-name="P2"><text:span text:style-name="T4"><text:tab/>Special: If you have </text:span><text:span text:style-name="T2">Warlord's Presence</text:span><text:span text:style-name="T4">, the bonus becomes 1 + your Int Mod.</text:span></text:p>
      <text:p text:style-name="P5"/>
      <text:p text:style-name="P2"><text:span text:style-name="T2">Whirlwind Attack:</text:span><text:span text:style-name="T4"> You spin your weapon around you in a whirling arc, striking all enemies in your reach. Make a weapon attack against all adjacent enemies.</text:span></text:p>
      <text:p text:style-name="P5"/>
      <text:p text:style-name="P9"><text:tab/>Support Maneuvers</text:p>
      <text:p text:style-name="P6"/>
      <text:p text:style-name="P3"><text:span text:style-name="T1">Adaptive Stratagem:</text:span><text:span text:style-name="T5"> Your companion has the ability and the will – you provide the plan and the motivation. As a swift action, you grant one ally within 50' who can see or hear you their choice of a power bonus to damage equal to your Int modifier or a power bonus to saving throws equal to your Cha modifier.</text:span></text:p>
      <text:p text:style-name="P5"/>
      <text:p text:style-name="P2"><text:span text:style-name="T2">Battle Leader:</text:span><text:span text:style-name="T4"> Your leadership experience lets you enable nearby allies to move safely through combat. If you are trained in Diplomacy or History, as a move action you can let all allies within 10' who can see or hear you to shift 5' as a free action.</text:span></text:p>
      <text:p text:style-name="P5"/>
      <text:p text:style-name="P2"><text:span text:style-name="T2">Dauntless Endurance:</text:span><text:span text:style-name="T4"> You can shake off debilitating effects that would cripple another warrior. If you are trained in endurance, as a free action you may re-roll a failed saving throw, but must keep the second result.</text:span></text:p>
      <text:p text:style-name="P5"/>
      <text:p text:style-name="P2"><text:span text:style-name="T2">Glowering Threat:</text:span><text:span text:style-name="T4"> Your intimidating presence distracts enemies from focusing on your allies. As a swift action, make an intimidate check. Each enemy within 10' whose Will defense is less than your intimidate check takes a -5 penalty on attacks rolls that do not include you.</text:span></text:p>
      <text:p text:style-name="P5"/>
      <text:p text:style-name="P2"><text:span text:style-name="T2">Helping Hands:</text:span><text:span text:style-name="T4"> Your stalwart presence helps fortify an ally you reach out to. If you are trained in Heal, you make use a swift action to grant an adjacent ally a saving throw.</text:span></text:p>
      <text:p text:style-name="P5"/>
      <text:p text:style-name="P2"><text:span text:style-name="T2">Hold Your Ground:</text:span><text:span text:style-name="T4"><text:tab/>You demonstrate physical superiority by resisting a foe's attempt to move you. If you are trained in Athletics, and you would be pushed, pulled, slid, or knocked prone, you may use an immediate interrupt to not be <text:s/>pushed, pulled, slid, or knocked prone.</text:span></text:p>
      <text:p text:style-name="P5"/>
      <text:p text:style-name="P2"><text:span text:style-name="T2">Knight's Move:</text:span><text:span text:style-name="T4"> With a sharp wave of your arm, your direct one of your allies to a more tactically advantageous position. You may use your move action to let one ally within 50' who can see or hear you take a move action.</text:span></text:p>
      <text:p text:style-name="P5"/>
      <text:p text:style-name="P2"><text:span text:style-name="T2">Iron Defiance:</text:span><text:span text:style-name="T4"> You draw on your inner strength to resist even the deadliest effects. If you are trained in Endurance, as an immediate interrupt you may halve the damage from any one source.</text:span></text:p>
      <text:p text:style-name="P5"/>
      <text:p text:style-name="P2"><text:span text:style-name="T2">Rapid Advance:</text:span><text:span text:style-name="T4"> Your physical training lets you surge quickly across the battlefield. If you are trained in Athletics, as a move action you may move your speed plus an additional 5' times you Con modifier.</text:span></text:p>
      <text:p text:style-name="P5"/>
      <text:p text:style-name="P2"><text:span text:style-name="T2">Shake It Off:</text:span><text:span text:style-name="T4"> You convince yourself or a friend to shake off a debilitating effect. As a swift action, you or an ally may make a saving throw with a bonus equal to your Cha modifier.</text:span></text:p>
      <text:p text:style-name="P5"/>
      <text:p text:style-name="P2"><text:span text:style-name="T2">Single Out:</text:span><text:span text:style-name="T4"> Your fury in battle causes a nearby foe to quake in fear. If you are trained in Intimidate, you may use a swift action to make an intimidate check against one creature. If your check equals or beats the target's Will defense, you gain combat advantage against the target until the end of your next turn.</text:span></text:p>
      <text:p text:style-name="P5"/>
      <text:p text:style-name="P2"><text:span text:style-name="T2">Unstoppable:</text:span><text:span text:style-name="T4"> Your inner strength allows you to push on through effects that would stop a lesser person. If you are trained in Endurance, if you start your turn immobilized, slowed, weakened, dazed, dominated, or stunned by an effect that a save can end, you can make a saving throw as a free action with a +5 bonu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dward Lipchus</meta:initial-creator>
    <meta:creation-date>2014-04-14T13:36:35.60</meta:creation-date>
    <dc:date>2015-01-08T17:15:55.83</dc:date>
    <dc:creator>Edward Lipchus</dc:creator>
    <meta:editing-duration>PT22M23S</meta:editing-duration>
    <meta:editing-cycles>6</meta:editing-cycles>
    <meta:generator>OpenOffice/4.1.0$Win32 OpenOffice.org_project/410m18$Build-9764</meta:generator>
    <meta:document-statistic meta:table-count="2" meta:image-count="0" meta:object-count="0" meta:page-count="6" meta:paragraph-count="115" meta:word-count="2680" meta:character-count="15007"/>
  </office:meta>
</office:document-meta>
</file>